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9.906cm"/>
    </style:style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19.373cm"/>
    </style:style>
    <style:style style:name="co8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5.133cm"/>
    </style:style>
    <style:style style:name="co10" style:family="table-column">
      <style:table-column-properties fo:break-before="auto" style:column-width="3.695cm"/>
    </style:style>
    <style:style style:name="co11" style:family="table-column">
      <style:table-column-properties fo:break-before="auto" style:column-width="5.216cm"/>
    </style:style>
    <style:style style:name="co12" style:family="table-column">
      <style:table-column-properties fo:break-before="auto" style:column-width="1.919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K:\CODEV\FORKS\iot-postbox\pcb_desings\iot-postbox_v1\iot-postbox_v1.kicad_sch</text:p>
          </table:table-cell>
          <table:table-cell table:number-columns-repeated="12"/>
        </table:table-row>
        <table:table-row table:style-name="ro1">
          <table:table-cell office:value-type="string">
            <text:p>Date:</text:p>
          </table:table-cell>
          <table:table-cell office:value-type="string">
            <text:p>28/05/2022 19:42:16</text:p>
          </table:table-cell>
          <table:table-cell table:number-columns-repeated="12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6.0.5)</text:p>
          </table:table-cell>
          <table:table-cell table:number-columns-repeated="12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6.0\bin\scripting\plugins/bom_csv_grouped_by_value.py</text:p>
          </table:table-cell>
          <table:table-cell table:number-columns-repeated="12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87">
            <text:p>8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Aliexpress</text:p>
          </table:table-cell>
          <table:table-cell office:value-type="string">
            <text:p>LCSC</text:p>
          </table:table-cell>
          <table:table-cell office:value-type="string">
            <text:p>Mfr</text:p>
          </table:table-cell>
          <table:table-cell office:value-type="string">
            <text:p>Mouser</text:p>
          </table:table-cell>
          <table:table-cell office:value-type="string">
            <text:p>Populated</text:p>
          </table:table-cell>
          <table:table-cell office:value-type="string">
            <text:p>RPRO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E1</text:p>
          </table:table-cell>
          <table:table-cell office:value-type="string">
            <text:p>FRACTUS</text:p>
          </table:table-cell>
          <table:table-cell office:value-type="string">
            <text:p>Device:Antenna_Shield</text:p>
          </table:table-cell>
          <table:table-cell office:value-type="string">
            <text:p>iot-postbox:NN01-102</text:p>
          </table:table-cell>
          <table:table-cell office:value-type="string">
            <text:p>https://www.ignion.io/files/UM_NN01-102.pdf</text:p>
          </table:table-cell>
          <table:table-cell table:number-columns-repeated="3"/>
          <table:table-cell office:value-type="string">
            <text:p>NN01-1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E2</text:p>
          </table:table-cell>
          <table:table-cell office:value-type="string">
            <text:p>Coil</text:p>
          </table:table-cell>
          <table:table-cell office:value-type="string">
            <text:p>Device:Antenna</text:p>
          </table:table-cell>
          <table:table-cell office:value-type="string">
            <text:p>iot-postbox:868Mhz_sprin_antenna_SW868-TH13</text:p>
          </table:table-cell>
          <table:table-cell office:value-type="string">
            <text:p>~</text:p>
          </table:table-cell>
          <table:table-cell office:value-type="string">
            <text:p>SW868-TH13</text:p>
          </table:table-cell>
          <table:table-cell office:value-type="string">
            <text:p>T3-868M or VG868SNX18-5W2</text:p>
          </table:table-cell>
          <table:table-cell/>
          <table:table-cell office:value-type="float" office:value="-0">
            <text:p>-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E3</text:p>
          </table:table-cell>
          <table:table-cell office:value-type="string">
            <text:p>uFL</text:p>
          </table:table-cell>
          <table:table-cell office:value-type="string">
            <text:p>Device:Antenna_Shield</text:p>
          </table:table-cell>
          <table:table-cell office:value-type="string">
            <text:p>Connector_Coaxial:U.FL_Molex_MCRF_73412-0110_Vertical</text:p>
          </table:table-cell>
          <table:table-cell office:value-type="string">
            <text:p>~</text:p>
          </table:table-cell>
          <table:table-cell/>
          <table:table-cell office:value-type="string">
            <text:p>C88373 or C88374</text:p>
          </table:table-cell>
          <table:table-cell/>
          <table:table-cell office:value-type="string">
            <text:p>RECE.20279.001E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E4</text:p>
          </table:table-cell>
          <table:table-cell office:value-type="string">
            <text:p>uFL</text:p>
          </table:table-cell>
          <table:table-cell office:value-type="string">
            <text:p>Device:Antenna_Shield</text:p>
          </table:table-cell>
          <table:table-cell office:value-type="string">
            <text:p>Connector_Coaxial:U.FL_Molex_MCRF_73412-0110_Vertical</text:p>
          </table:table-cell>
          <table:table-cell office:value-type="string">
            <text:p>~</text:p>
          </table:table-cell>
          <table:table-cell/>
          <table:table-cell office:value-type="string">
            <text:p>C88373 or C88374</text:p>
          </table:table-cell>
          <table:table-cell/>
          <table:table-cell office:value-type="string">
            <text:p>RECE.20279.001E.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31A106KAHNNN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MK212BJ105KG-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5p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06035A150JAT2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06035A150JAT2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MK212BJ105KG-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GRM1885C1H101JA01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2.3pF</text:p>
          </table:table-cell>
          <table:table-cell office:value-type="string">
            <text:p>Device:C</text:p>
          </table:table-cell>
          <table:table-cell office:value-type="string">
            <text:p>Capacitor_SMD:C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GRM1555C2A2R3CA01J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3</text:p>
          </table:table-cell>
          <table:table-cell office:value-type="string">
            <text:p>TBD</text:p>
          </table:table-cell>
          <table:table-cell office:value-type="string">
            <text:p>Device:C</text:p>
          </table:table-cell>
          <table:table-cell office:value-type="string">
            <text:p>Capacitor_SMD:C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4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MK212BJ105KG-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5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6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7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31A106KAHNNN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8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31A106KAHNNN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19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31A106KAHNNN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0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1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A105KA8NN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3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A105KA8NN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4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A105KA8NN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A105KA8NN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BAT60JFILM</text:p>
          </table:table-cell>
          <table:table-cell office:value-type="string">
            <text:p>Diode:BAT60A</text:p>
          </table:table-cell>
          <table:table-cell office:value-type="string">
            <text:p>Diode_SMD:D_SOD-323</text:p>
          </table:table-cell>
          <table:table-cell office:value-type="string">
            <text:p>https://www.infineon.com/dgdl/Infineon-BAT60ASERIES-DS-v01_01-en.pdf?fileId=db3a304313d846880113def70c9304a9</text:p>
          </table:table-cell>
          <table:table-cell/>
          <table:table-cell office:value-type="string">
            <text:p>C1331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CHRG</text:p>
          </table:table-cell>
          <table:table-cell office:value-type="string">
            <text:p>Device:LED</text:p>
          </table:table-cell>
          <table:table-cell office:value-type="string">
            <text:p>LED_SMD:LED_0805_2012Metric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CHRG DONE</text:p>
          </table:table-cell>
          <table:table-cell office:value-type="string">
            <text:p>Device:LED</text:p>
          </table:table-cell>
          <table:table-cell office:value-type="string">
            <text:p>LED_SMD:LED_0805_2012Metric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Connector_USB:USB_Micro-B_Amphenol_10118194_Horizont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JTAG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_SMD</text:p>
          </table:table-cell>
          <table:table-cell office:value-type="string">
            <text:p>~</text:p>
          </table:table-cell>
          <table:table-cell/>
          <table:table-cell office:value-type="string">
            <text:p>C1243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LED</text:p>
          </table:table-cell>
          <table:table-cell office:value-type="string">
            <text:p>Connector_Generic:Conn_01x03</text:p>
          </table:table-cell>
          <table:table-cell office:value-type="string">
            <text:p>Connector_PinHeader_2.54mm:PinHeader_1x03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BAT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3V3_LDO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EXT1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EXT2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P1</text:p>
          </table:table-cell>
          <table:table-cell office:value-type="string">
            <text:p>ESP32_ANT</text:p>
          </table:table-cell>
          <table:table-cell office:value-type="string">
            <text:p>Jumper:Jumper_3_Open</text:p>
          </table:table-cell>
          <table:table-cell office:value-type="string">
            <text:p>iot-postbox:Jumper_0402_x3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2</text:p>
          </table:table-cell>
          <table:table-cell office:value-type="string">
            <text:p>LORA_ANT</text:p>
          </table:table-cell>
          <table:table-cell office:value-type="string">
            <text:p>Jumper:Jumper_3_Open</text:p>
          </table:table-cell>
          <table:table-cell office:value-type="string">
            <text:p>iot-postbox:Jumper_0402_x3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3</text:p>
          </table:table-cell>
          <table:table-cell office:value-type="string">
            <text:p>JTAG_VCC</text:p>
          </table:table-cell>
          <table:table-cell office:value-type="string">
            <text:p>Jumper:SolderJumper_3_Open</text:p>
          </table:table-cell>
          <table:table-cell office:value-type="string">
            <text:p>Jumper:SolderJumper-3_P2.0mm_Open_Triangle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4</text:p>
          </table:table-cell>
          <table:table-cell office:value-type="string">
            <text:p>VDD_STAT</text:p>
          </table:table-cell>
          <table:table-cell office:value-type="string">
            <text:p>Jumper:SolderJumper_3_Bridged12</text:p>
          </table:table-cell>
          <table:table-cell office:value-type="string">
            <text:p>Jumper:SolderJumper-3_P1.3mm_Bridged12_Rounded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5</text:p>
          </table:table-cell>
          <table:table-cell office:value-type="string">
            <text:p>VBAT_STAT_SENSE</text:p>
          </table:table-cell>
          <table:table-cell office:value-type="string">
            <text:p>Jumper:SolderJumper_2_Bridged</text:p>
          </table:table-cell>
          <table:table-cell office:value-type="string">
            <text:p>Jumper:SolderJumper-2_P1.3mm_Bridged_RoundedPad1.0x1.5mm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P6</text:p>
          </table:table-cell>
          <table:table-cell office:value-type="string">
            <text:p>3V3_LDO2_EN</text:p>
          </table:table-cell>
          <table:table-cell office:value-type="string">
            <text:p>Jumper:SolderJumper_3_Bridged12</text:p>
          </table:table-cell>
          <table:table-cell office:value-type="string">
            <text:p>Jumper:SolderJumper-3_P1.3mm_Bridged12_Rounded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1</text:p>
          </table:table-cell>
          <table:table-cell office:value-type="string">
            <text:p>4.7nH</text:p>
          </table:table-cell>
          <table:table-cell office:value-type="string">
            <text:p>Device:L</text:p>
          </table:table-cell>
          <table:table-cell office:value-type="string">
            <text:p>Inductor_SMD:L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LCCI0402S4N7GT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GO1</text:p>
          </table:table-cell>
          <table:table-cell office:value-type="string">
            <text:p>Logo_Open_Hardware_Small</text:p>
          </table:table-cell>
          <table:table-cell office:value-type="string">
            <text:p>Graphic:Logo_Open_Hardware_Small</text:p>
          </table:table-cell>
          <table:table-cell office:value-type="string">
            <text:p>Symbol:OSHW-Logo_5.7x6mm_SilkScreen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OGO2</text:p>
          </table:table-cell>
          <table:table-cell office:value-type="string">
            <text:p>iot-postbox_logo</text:p>
          </table:table-cell>
          <table:table-cell office:value-type="string">
            <text:p>iot-postbox:iot-postbox_logo</text:p>
          </table:table-cell>
          <table:table-cell office:value-type="string">
            <text:p>iot-postbox:iot-postbox_log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AO3401A</text:p>
          </table:table-cell>
          <table:table-cell office:value-type="string">
            <text:p>Transistor_FET:AO3401A</text:p>
          </table:table-cell>
          <table:table-cell office:value-type="string">
            <text:p>Package_TO_SOT_SMD:SOT-23</text:p>
          </table:table-cell>
          <table:table-cell office:value-type="string">
            <text:p>http://www.aosmd.com/pdfs/datasheet/AO3401A.pdf</text:p>
          </table:table-cell>
          <table:table-cell/>
          <table:table-cell office:value-type="string">
            <text:p>C28363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float" office:value="22">
            <text:p>22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FR-1022RL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float" office:value="22">
            <text:p>22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FR-1022RL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K73B1JTTD104J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K73B1JTTD104J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442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442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16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R0805-FX-1603E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133K3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R1220P-202-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10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5</text:p>
          </table:table-cell>
          <table:table-cell office:value-type="string">
            <text:p>2k2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R0805-JW-222ELF</text:p>
          </table:table-cell>
          <table:table-cell/>
          <table:table-cell office:value-type="string">
            <text:p>RPRO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805FR-071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805FR-071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805JR-0710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19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1327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2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33K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2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K73B1JTTD104J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2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K73B1JTTD104J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SW1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SW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W3</text:p>
          </table:table-cell>
          <table:table-cell office:value-type="string">
            <text:p>BOOT</text:p>
          </table:table-cell>
          <table:table-cell office:value-type="string">
            <text:p>Switch:SW_Push</text:p>
          </table:table-cell>
          <table:table-cell office:value-type="string">
            <text:p>Button_Switch_SMD:SW_Push_SPST_NO_Alps_SKRK</text:p>
          </table:table-cell>
          <table:table-cell office:value-type="string">
            <text:p>~</text:p>
          </table:table-cell>
          <table:table-cell/>
          <table:table-cell office:value-type="string">
            <text:p>C8436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W4</text:p>
          </table:table-cell>
          <table:table-cell office:value-type="string">
            <text:p>RST</text:p>
          </table:table-cell>
          <table:table-cell office:value-type="string">
            <text:p>Switch:SW_Push</text:p>
          </table:table-cell>
          <table:table-cell office:value-type="string">
            <text:p>Button_Switch_SMD:SW_Push_SPST_NO_Alps_SKRK</text:p>
          </table:table-cell>
          <table:table-cell office:value-type="string">
            <text:p>~</text:p>
          </table:table-cell>
          <table:table-cell/>
          <table:table-cell office:value-type="string">
            <text:p>C8436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P1</text:p>
          </table:table-cell>
          <table:table-cell office:value-type="string">
            <text:p>VBUS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5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P2</text:p>
          </table:table-cell>
          <table:table-cell office:value-type="string">
            <text:p>GND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5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P3</text:p>
          </table:table-cell>
          <table:table-cell office:value-type="string">
            <text:p>VBAT_STAT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0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P4</text:p>
          </table:table-cell>
          <table:table-cell office:value-type="string">
            <text:p>3V3_LDO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0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ESP32-S2</text:p>
          </table:table-cell>
          <table:table-cell office:value-type="string">
            <text:p>Espressif:ESP32-S2</text:p>
          </table:table-cell>
          <table:table-cell office:value-type="string">
            <text:p>iot-postbox:ESP32_S2_QFN56</text:p>
          </table:table-cell>
          <table:table-cell office:value-type="string">
            <text:p>https://www.espressif.com/sites/default/files/documentation/esp32-s2_datasheet_en.pdf</text:p>
          </table:table-cell>
          <table:table-cell table:number-columns-repeated="3"/>
          <table:table-cell office:value-type="string">
            <text:p>ESP32-S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W25Q128JVS</text:p>
          </table:table-cell>
          <table:table-cell office:value-type="string">
            <text:p>Memory_Flash:W25Q128JVS</text:p>
          </table:table-cell>
          <table:table-cell office:value-type="string">
            <text:p>Package_SO:SOIC-8_5.23x5.23mm_P1.27mm</text:p>
          </table:table-cell>
          <table:table-cell office:value-type="string">
            <text:p>http://www.winbond.com/resource-files/w25q128jv_dtr%20revc%2003272018%20plus.pdf</text:p>
          </table:table-cell>
          <table:table-cell table:number-columns-repeated="3"/>
          <table:table-cell office:value-type="string">
            <text:p>W25Q128JVSIM T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LY68L6400SLIT</text:p>
          </table:table-cell>
          <table:table-cell office:value-type="string">
            <text:p>iot-postbox:LY68L6400SLIT</text:p>
          </table:table-cell>
          <table:table-cell office:value-type="string">
            <text:p>Package_SO:SOP-8_3.9x4.9mm_P1.27mm</text:p>
          </table:table-cell>
          <table:table-cell/>
          <table:table-cell office:value-type="string">
            <text:p>https://www.aliexpress.com/item/4000164056594.html</text:p>
          </table:table-cell>
          <table:table-cell office:value-type="string">
            <text:p>C261881</text:p>
          </table:table-cell>
          <table:table-cell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4</text:p>
          </table:table-cell>
          <table:table-cell office:value-type="string">
            <text:p>RFM95W-868S2</text:p>
          </table:table-cell>
          <table:table-cell office:value-type="string">
            <text:p>RF_Module:RFM95W-868S2</text:p>
          </table:table-cell>
          <table:table-cell office:value-type="string">
            <text:p>RF_Module:HOPERF_RFM9XW_SMD</text:p>
          </table:table-cell>
          <table:table-cell office:value-type="string">
            <text:p>https://www.hoperf.com/data/upload/portal/20181127/5bfcbea20e9ef.pdf</text:p>
          </table:table-cell>
          <table:table-cell office:value-type="string">
            <text:p>https://es.aliexpress.com/item/32810607598.html</text:p>
          </table:table-cell>
          <table:table-cell office:value-type="string">
            <text:p>C2844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MCP73831-2-OT</text:p>
          </table:table-cell>
          <table:table-cell office:value-type="string">
            <text:p>Battery_Management:MCP73831-2-OT</text:p>
          </table:table-cell>
          <table:table-cell office:value-type="string">
            <text:p>Package_TO_SOT_SMD:SOT-23-5</text:p>
          </table:table-cell>
          <table:table-cell office:value-type="string">
            <text:p>http://ww1.microchip.com/downloads/en/DeviceDoc/20001984g.pdf</text:p>
          </table:table-cell>
          <table:table-cell/>
          <table:table-cell office:value-type="string">
            <text:p>C113540 or C32574 and C668215</text:p>
          </table:table-cell>
          <table:table-cell/>
          <table:table-cell office:value-type="string">
            <text:p>MCP73831T-2ACI/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6</text:p>
          </table:table-cell>
          <table:table-cell office:value-type="string">
            <text:p>NCP167BMX330TBG</text:p>
          </table:table-cell>
          <table:table-cell office:value-type="string">
            <text:p>:NCP167BMX330TBG_1</text:p>
          </table:table-cell>
          <table:table-cell office:value-type="string">
            <text:p>iot-postbox:NCP167BMX330TBG_XDFN4</text:p>
          </table:table-cell>
          <table:table-cell office:value-type="string">
            <text:p>https://www.onsemi.com/pdf/datasheet/ncp167-d.pdf</text:p>
          </table:table-cell>
          <table:table-cell/>
          <table:table-cell office:value-type="string">
            <text:p>C892227</text:p>
          </table:table-cell>
          <table:table-cell table:number-columns-repeated="2" office:value-type="string">
            <text:p>NCP167BMX330TB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7</text:p>
          </table:table-cell>
          <table:table-cell office:value-type="string">
            <text:p>NCP167BMX330TBG</text:p>
          </table:table-cell>
          <table:table-cell office:value-type="string">
            <text:p>iot-postbox:NCP167BMX330TBG</text:p>
          </table:table-cell>
          <table:table-cell office:value-type="string">
            <text:p>iot-postbox:NCP167BMX330TBG_XDFN4</text:p>
          </table:table-cell>
          <table:table-cell office:value-type="string">
            <text:p>https://www.onsemi.com/pdf/datasheet/ncp167-d.pdf</text:p>
          </table:table-cell>
          <table:table-cell/>
          <table:table-cell office:value-type="string">
            <text:p>C892227</text:p>
          </table:table-cell>
          <table:table-cell table:number-columns-repeated="2" office:value-type="string">
            <text:p>NCP167BMX330TB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Y1</text:p>
          </table:table-cell>
          <table:table-cell office:value-type="string">
            <text:p>40MHz</text:p>
          </table:table-cell>
          <table:table-cell office:value-type="string">
            <text:p>Device:Crystal_GND24</text:p>
          </table:table-cell>
          <table:table-cell office:value-type="string">
            <text:p>iot-postbox:ECS-400-10-37B2-CKM-TR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CS-400-10-37B2-CKM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Aliexpress</text:p>
          </table:table-cell>
          <table:table-cell office:value-type="string">
            <text:p>LCSC</text:p>
          </table:table-cell>
          <table:table-cell office:value-type="string">
            <text:p>Mfr</text:p>
          </table:table-cell>
          <table:table-cell office:value-type="string">
            <text:p>Mouser</text:p>
          </table:table-cell>
          <table:table-cell office:value-type="string">
            <text:p>Populated</text:p>
          </table:table-cell>
          <table:table-cell office:value-type="string">
            <text:p>RPROG</text:p>
          </table:table-cell>
          <table:table-cell office:value-type="string">
            <text:p>SOTCK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AE1</text:p>
          </table:table-cell>
          <table:table-cell office:value-type="string">
            <text:p>FRACTUS</text:p>
          </table:table-cell>
          <table:table-cell office:value-type="string">
            <text:p>Device:Antenna_Shield</text:p>
          </table:table-cell>
          <table:table-cell office:value-type="string">
            <text:p>iot-postbox:NN01-102</text:p>
          </table:table-cell>
          <table:table-cell office:value-type="string">
            <text:p>https://www.ignion.io/files/UM_NN01-102.pdf</text:p>
          </table:table-cell>
          <table:table-cell table:number-columns-repeated="3"/>
          <table:table-cell office:value-type="string">
            <text:p>NN01-102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E2</text:p>
          </table:table-cell>
          <table:table-cell office:value-type="string">
            <text:p>Coil</text:p>
          </table:table-cell>
          <table:table-cell office:value-type="string">
            <text:p>Device:Antenna</text:p>
          </table:table-cell>
          <table:table-cell office:value-type="string">
            <text:p>iot-postbox:868Mhz_sprin_antenna_SW868-TH13</text:p>
          </table:table-cell>
          <table:table-cell office:value-type="string">
            <text:p>~</text:p>
          </table:table-cell>
          <table:table-cell office:value-type="string">
            <text:p>SW868-TH13</text:p>
          </table:table-cell>
          <table:table-cell office:value-type="string">
            <text:p>T3-868M or VG868SNX18-5W2</text:p>
          </table:table-cell>
          <table:table-cell/>
          <table:table-cell office:value-type="float" office:value="-0">
            <text:p>-0</text:p>
          </table:table-cell>
          <table:table-cell table:number-columns-repeated="2"/>
          <table:table-cell office:value-type="string">
            <text:p>20+2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E3, AE4</text:p>
          </table:table-cell>
          <table:table-cell office:value-type="string">
            <text:p>uFL</text:p>
          </table:table-cell>
          <table:table-cell office:value-type="string">
            <text:p>Device:Antenna_Shield</text:p>
          </table:table-cell>
          <table:table-cell office:value-type="string">
            <text:p>Connector_Coaxial:U.FL_Molex_MCRF_73412-0110_Vertical</text:p>
          </table:table-cell>
          <table:table-cell office:value-type="string">
            <text:p>~</text:p>
          </table:table-cell>
          <table:table-cell/>
          <table:table-cell office:value-type="string">
            <text:p>C88373 or C88374</text:p>
          </table:table-cell>
          <table:table-cell/>
          <table:table-cell office:value-type="string">
            <text:p>RECE.20279.001E.01</text:p>
          </table:table-cell>
          <table:table-cell table:number-columns-repeated="2"/>
          <table:table-cell office:value-type="string">
            <text:p>10+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1, C4, C7, C9, C11, C15, C16, C20, C21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B104KB8NNWC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2, C17, C18, C19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31A106KAHNNNF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3, C8, C14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MK212BJ105KG-T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5, C6</text:p>
          </table:table-cell>
          <table:table-cell office:value-type="string">
            <text:p>15p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06035A150JAT2A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GRM1885C1H101JA01D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2.3pF</text:p>
          </table:table-cell>
          <table:table-cell office:value-type="string">
            <text:p>Device:C</text:p>
          </table:table-cell>
          <table:table-cell office:value-type="string">
            <text:p>Capacitor_SMD:C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GRM1555C2A2R3CA01J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TBD</text:p>
          </table:table-cell>
          <table:table-cell office:value-type="string">
            <text:p>Device:C</text:p>
          </table:table-cell>
          <table:table-cell office:value-type="string">
            <text:p>Capacitor_SMD:C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22, C23, C24, C25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L10A105KA8NNNC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BAT60JFILM</text:p>
          </table:table-cell>
          <table:table-cell office:value-type="string">
            <text:p>Diode:BAT60A</text:p>
          </table:table-cell>
          <table:table-cell office:value-type="string">
            <text:p>Diode_SMD:D_SOD-323</text:p>
          </table:table-cell>
          <table:table-cell office:value-type="string">
            <text:p>https://www.infineon.com/dgdl/Infineon-BAT60ASERIES-DS-v01_01-en.pdf?fileId=db3a304313d846880113def70c9304a9</text:p>
          </table:table-cell>
          <table:table-cell/>
          <table:table-cell office:value-type="string">
            <text:p>C133103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CHRG</text:p>
          </table:table-cell>
          <table:table-cell office:value-type="string">
            <text:p>Device:LED</text:p>
          </table:table-cell>
          <table:table-cell office:value-type="string">
            <text:p>LED_SMD:LED_0805_2012Metric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CHRG DONE</text:p>
          </table:table-cell>
          <table:table-cell office:value-type="string">
            <text:p>Device:LED</text:p>
          </table:table-cell>
          <table:table-cell office:value-type="string">
            <text:p>LED_SMD:LED_0805_2012Metric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Connector_USB:USB_Micro-B_Amphenol_10118194_Horizont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JTAG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_SMD</text:p>
          </table:table-cell>
          <table:table-cell office:value-type="string">
            <text:p>~</text:p>
          </table:table-cell>
          <table:table-cell/>
          <table:table-cell office:value-type="string">
            <text:p>C124391</text:p>
          </table:table-cell>
          <table:table-cell table:number-columns-repeated="4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LED</text:p>
          </table:table-cell>
          <table:table-cell office:value-type="string">
            <text:p>Connector_Generic:Conn_01x03</text:p>
          </table:table-cell>
          <table:table-cell office:value-type="string">
            <text:p>Connector_PinHeader_2.54mm:PinHeader_1x03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BAT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3V3_LDO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J6</text:p>
          </table:table-cell>
          <table:table-cell office:value-type="string">
            <text:p>EXT1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EXT2</text:p>
          </table:table-cell>
          <table:table-cell office:value-type="string">
            <text:p>Connector_Generic:Conn_01x06</text:p>
          </table:table-cell>
          <table:table-cell office:value-type="string">
            <text:p>Connector_PinHeader_2.54mm:PinHeader_1x06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JP1</text:p>
          </table:table-cell>
          <table:table-cell office:value-type="string">
            <text:p>ESP32_ANT</text:p>
          </table:table-cell>
          <table:table-cell office:value-type="string">
            <text:p>Jumper:Jumper_3_Open</text:p>
          </table:table-cell>
          <table:table-cell office:value-type="string">
            <text:p>iot-postbox:Jumper_0402_x3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JP2</text:p>
          </table:table-cell>
          <table:table-cell office:value-type="string">
            <text:p>LORA_ANT</text:p>
          </table:table-cell>
          <table:table-cell office:value-type="string">
            <text:p>Jumper:Jumper_3_Open</text:p>
          </table:table-cell>
          <table:table-cell office:value-type="string">
            <text:p>iot-postbox:Jumper_0402_x3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402JR-130RL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JP3</text:p>
          </table:table-cell>
          <table:table-cell office:value-type="string">
            <text:p>JTAG_VCC</text:p>
          </table:table-cell>
          <table:table-cell office:value-type="string">
            <text:p>Jumper:SolderJumper_3_Open</text:p>
          </table:table-cell>
          <table:table-cell office:value-type="string">
            <text:p>Jumper:SolderJumper-3_P2.0mm_Open_Triangle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JP4</text:p>
          </table:table-cell>
          <table:table-cell office:value-type="string">
            <text:p>VDD_STAT</text:p>
          </table:table-cell>
          <table:table-cell office:value-type="string">
            <text:p>Jumper:SolderJumper_3_Bridged12</text:p>
          </table:table-cell>
          <table:table-cell office:value-type="string">
            <text:p>Jumper:SolderJumper-3_P1.3mm_Bridged12_Rounded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JP5</text:p>
          </table:table-cell>
          <table:table-cell office:value-type="string">
            <text:p>VBAT_STAT_SENSE</text:p>
          </table:table-cell>
          <table:table-cell office:value-type="string">
            <text:p>Jumper:SolderJumper_2_Bridged</text:p>
          </table:table-cell>
          <table:table-cell office:value-type="string">
            <text:p>Jumper:SolderJumper-2_P1.3mm_Bridged_RoundedPad1.0x1.5mm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JP6</text:p>
          </table:table-cell>
          <table:table-cell office:value-type="string">
            <text:p>3V3_LDO2_EN</text:p>
          </table:table-cell>
          <table:table-cell office:value-type="string">
            <text:p>Jumper:SolderJumper_3_Bridged12</text:p>
          </table:table-cell>
          <table:table-cell office:value-type="string">
            <text:p>Jumper:SolderJumper-3_P1.3mm_Bridged12_RoundedPad1.0x1.5mm_NumberLabels</text:p>
          </table:table-cell>
          <table:table-cell office:value-type="string">
            <text:p>~</text:p>
          </table:table-cell>
          <table:table-cell table:number-columns-repeated="3"/>
          <table:table-cell office:value-type="float" office:value="-0">
            <text:p>-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4.7nH</text:p>
          </table:table-cell>
          <table:table-cell office:value-type="string">
            <text:p>Device:L</text:p>
          </table:table-cell>
          <table:table-cell office:value-type="string">
            <text:p>Inductor_SMD:L_0402_1005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LCCI0402S4N7GTAR</text:p>
          </table:table-cell>
          <table:table-cell table:number-columns-repeated="2"/>
          <table:table-cell office:value-type="string">
            <text:p>100+2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LOGO1</text:p>
          </table:table-cell>
          <table:table-cell office:value-type="string">
            <text:p>Logo_Open_Hardware_Small</text:p>
          </table:table-cell>
          <table:table-cell office:value-type="string">
            <text:p>Graphic:Logo_Open_Hardware_Small</text:p>
          </table:table-cell>
          <table:table-cell office:value-type="string">
            <text:p>Symbol:OSHW-Logo_5.7x6mm_SilkScreen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LOGO2</text:p>
          </table:table-cell>
          <table:table-cell office:value-type="string">
            <text:p>iot-postbox_logo</text:p>
          </table:table-cell>
          <table:table-cell office:value-type="string">
            <text:p>iot-postbox:iot-postbox_logo</text:p>
          </table:table-cell>
          <table:table-cell office:value-type="string">
            <text:p>iot-postbox:iot-postbox_logo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AO3401A</text:p>
          </table:table-cell>
          <table:table-cell office:value-type="string">
            <text:p>Transistor_FET:AO3401A</text:p>
          </table:table-cell>
          <table:table-cell office:value-type="string">
            <text:p>Package_TO_SOT_SMD:SOT-23</text:p>
          </table:table-cell>
          <table:table-cell office:value-type="string">
            <text:p>http://www.aosmd.com/pdfs/datasheet/AO3401A.pdf</text:p>
          </table:table-cell>
          <table:table-cell/>
          <table:table-cell office:value-type="string">
            <text:p>C2836398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R1, R2</text:p>
          </table:table-cell>
          <table:table-cell office:value-type="float" office:value="22">
            <text:p>22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FR-1022RL</text:p>
          </table:table-cell>
          <table:table-cell office:value-type="string">
            <text:p>TBD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R3, R8, R11, R12, R1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603JR-0710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R4, R5, R21, R22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K73B1JTTD104J</text:p>
          </table:table-cell>
          <table:table-cell office:value-type="string">
            <text:p>TBD</text:p>
          </table:table-cell>
          <table:table-cell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442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442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16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R0805-FX-1603ELF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133K3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T0805FRE072KL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100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string">
            <text:p>2k2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CR0805-JW-222ELF</text:p>
          </table:table-cell>
          <table:table-cell/>
          <table:table-cell office:value-type="string">
            <text:p>RPROG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R16, R1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805FR-071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AC0805JR-0710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1327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R2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RC0805FR-0733KL</text:p>
          </table:table-cell>
          <table:table-cell table:number-columns-repeated="2"/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W1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W2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SW3</text:p>
          </table:table-cell>
          <table:table-cell office:value-type="string">
            <text:p>BOOT</text:p>
          </table:table-cell>
          <table:table-cell office:value-type="string">
            <text:p>Switch:SW_Push</text:p>
          </table:table-cell>
          <table:table-cell office:value-type="string">
            <text:p>Button_Switch_SMD:SW_Push_SPST_NO_Alps_SKRK</text:p>
          </table:table-cell>
          <table:table-cell office:value-type="string">
            <text:p>~</text:p>
          </table:table-cell>
          <table:table-cell/>
          <table:table-cell office:value-type="string">
            <text:p>C843669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W4</text:p>
          </table:table-cell>
          <table:table-cell office:value-type="string">
            <text:p>RST</text:p>
          </table:table-cell>
          <table:table-cell office:value-type="string">
            <text:p>Switch:SW_Push</text:p>
          </table:table-cell>
          <table:table-cell office:value-type="string">
            <text:p>Button_Switch_SMD:SW_Push_SPST_NO_Alps_SKRK</text:p>
          </table:table-cell>
          <table:table-cell office:value-type="string">
            <text:p>~</text:p>
          </table:table-cell>
          <table:table-cell/>
          <table:table-cell office:value-type="string">
            <text:p>C843669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TP1</text:p>
          </table:table-cell>
          <table:table-cell office:value-type="string">
            <text:p>VBUS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5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TP2</text:p>
          </table:table-cell>
          <table:table-cell office:value-type="string">
            <text:p>GND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5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TP3</text:p>
          </table:table-cell>
          <table:table-cell office:value-type="string">
            <text:p>VBAT_STAT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0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TP4</text:p>
          </table:table-cell>
          <table:table-cell office:value-type="string">
            <text:p>3V3_LDO</text:p>
          </table:table-cell>
          <table:table-cell office:value-type="string">
            <text:p>Connector:TestPoint_Probe</text:p>
          </table:table-cell>
          <table:table-cell office:value-type="string">
            <text:p>TestPoint:TestPoint_Pad_D2.0mm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ESP32-S2</text:p>
          </table:table-cell>
          <table:table-cell office:value-type="string">
            <text:p>Espressif:ESP32-S2</text:p>
          </table:table-cell>
          <table:table-cell office:value-type="string">
            <text:p>iot-postbox:ESP32_S2_QFN56</text:p>
          </table:table-cell>
          <table:table-cell office:value-type="string">
            <text:p>https://www.espressif.com/sites/default/files/documentation/esp32-s2_datasheet_en.pdf</text:p>
          </table:table-cell>
          <table:table-cell table:number-columns-repeated="3"/>
          <table:table-cell office:value-type="string">
            <text:p>ESP32-S2</text:p>
          </table:table-cell>
          <table:table-cell table:number-columns-repeated="2"/>
          <table:table-cell office:value-type="string">
            <text:p>15+10+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W25Q128JVS</text:p>
          </table:table-cell>
          <table:table-cell office:value-type="string">
            <text:p>Memory_Flash:W25Q128JVS</text:p>
          </table:table-cell>
          <table:table-cell office:value-type="string">
            <text:p>Package_SO:SOIC-8_5.23x5.23mm_P1.27mm</text:p>
          </table:table-cell>
          <table:table-cell office:value-type="string">
            <text:p>http://www.winbond.com/resource-files/w25q128jv_dtr%20revc%2003272018%20plus.pdf</text:p>
          </table:table-cell>
          <table:table-cell table:number-columns-repeated="3"/>
          <table:table-cell office:value-type="string">
            <text:p>W25Q128JVSIM TR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LY68L6400SLIT</text:p>
          </table:table-cell>
          <table:table-cell office:value-type="string">
            <text:p>iot-postbox:LY68L6400SLIT</text:p>
          </table:table-cell>
          <table:table-cell office:value-type="string">
            <text:p>Package_SO:SOP-8_3.9x4.9mm_P1.27mm</text:p>
          </table:table-cell>
          <table:table-cell/>
          <table:table-cell office:value-type="string">
            <text:p>https://www.aliexpress.com/item/4000164056594.html</text:p>
          </table:table-cell>
          <table:table-cell office:value-type="string">
            <text:p>C261881</text:p>
          </table:table-cell>
          <table:table-cell/>
          <table:table-cell office:value-type="float" office:value="-0">
            <text:p>-0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RFM95W-868S2</text:p>
          </table:table-cell>
          <table:table-cell office:value-type="string">
            <text:p>RF_Module:RFM95W-868S2</text:p>
          </table:table-cell>
          <table:table-cell office:value-type="string">
            <text:p>RF_Module:HOPERF_RFM9XW_SMD</text:p>
          </table:table-cell>
          <table:table-cell office:value-type="string">
            <text:p>https://www.hoperf.com/data/upload/portal/20181127/5bfcbea20e9ef.pdf</text:p>
          </table:table-cell>
          <table:table-cell office:value-type="string">
            <text:p>https://es.aliexpress.com/item/32810607598.html</text:p>
          </table:table-cell>
          <table:table-cell office:value-type="string">
            <text:p>C2844472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MCP73831-2-OT</text:p>
          </table:table-cell>
          <table:table-cell office:value-type="string">
            <text:p>Battery_Management:MCP73831-2-OT</text:p>
          </table:table-cell>
          <table:table-cell office:value-type="string">
            <text:p>Package_TO_SOT_SMD:SOT-23-5</text:p>
          </table:table-cell>
          <table:table-cell office:value-type="string">
            <text:p>http://ww1.microchip.com/downloads/en/DeviceDoc/20001984g.pdf</text:p>
          </table:table-cell>
          <table:table-cell/>
          <table:table-cell office:value-type="string">
            <text:p>C113540 or C32574 and C668215</text:p>
          </table:table-cell>
          <table:table-cell/>
          <table:table-cell office:value-type="string">
            <text:p>MCP73831T-2ACI/OT</text:p>
          </table:table-cell>
          <table:table-cell table:number-columns-repeated="2"/>
          <table:table-cell office:value-type="string">
            <text:p>15+10+20+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NCP167BMX330TBG</text:p>
          </table:table-cell>
          <table:table-cell office:value-type="string">
            <text:p>:NCP167BMX330TBG_1</text:p>
          </table:table-cell>
          <table:table-cell office:value-type="string">
            <text:p>iot-postbox:NCP167BMX330TBG_XDFN4</text:p>
          </table:table-cell>
          <table:table-cell office:value-type="string">
            <text:p>https://www.onsemi.com/pdf/datasheet/ncp167-d.pdf</text:p>
          </table:table-cell>
          <table:table-cell/>
          <table:table-cell office:value-type="string">
            <text:p>C892227</text:p>
          </table:table-cell>
          <table:table-cell table:number-columns-repeated="2" office:value-type="string">
            <text:p>NCP167BMX330TBG</text:p>
          </table:table-cell>
          <table:table-cell table:number-columns-repeated="2"/>
          <table:table-cell office:value-type="string">
            <text:p>30+6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NCP167BMX330TBG</text:p>
          </table:table-cell>
          <table:table-cell office:value-type="string">
            <text:p>iot-postbox:NCP167BMX330TBG</text:p>
          </table:table-cell>
          <table:table-cell office:value-type="string">
            <text:p>iot-postbox:NCP167BMX330TBG_XDFN4</text:p>
          </table:table-cell>
          <table:table-cell office:value-type="string">
            <text:p>https://www.onsemi.com/pdf/datasheet/ncp167-d.pdf</text:p>
          </table:table-cell>
          <table:table-cell/>
          <table:table-cell office:value-type="string">
            <text:p>C892227</text:p>
          </table:table-cell>
          <table:table-cell table:number-columns-repeated="2" office:value-type="string">
            <text:p>NCP167BMX330TBG</text:p>
          </table:table-cell>
          <table:table-cell table:number-columns-repeated="2"/>
          <table:table-cell office:value-type="string">
            <text:p>30+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40MHz</text:p>
          </table:table-cell>
          <table:table-cell office:value-type="string">
            <text:p>Device:Crystal_GND24</text:p>
          </table:table-cell>
          <table:table-cell office:value-type="string">
            <text:p>iot-postbox:ECS-400-10-37B2-CKM-TR</text:p>
          </table:table-cell>
          <table:table-cell office:value-type="string">
            <text:p>~</text:p>
          </table:table-cell>
          <table:table-cell table:number-columns-repeated="3"/>
          <table:table-cell office:value-type="string">
            <text:p>ECS-400-10-37B2-CKM</text:p>
          </table:table-cell>
          <table:table-cell table:number-columns-repeated="2"/>
          <table:table-cell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9">29/05/2022</text:date>, <text:time>21:19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9T21:19:27.32</dc:date>
    <meta:document-statistic meta:table-count="1" meta:cell-count="1076" meta:object-count="0"/>
    <meta:generator>OpenOffice/4.1.12$Win32 OpenOffice.org_project/4112m1$Build-9809</meta:generator>
  </office:meta>
</office:document-meta>
</file>